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5.9493in" style:rel-column-width="58251*"/>
    </style:style>
    <style:style style:name="Table4.B" style:family="table-column">
      <style:table-column-properties style:column-width="0.7438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7451in" fo:margin-left="0in" table:align="left"/>
    </style:style>
    <style:style style:name="Table5.A" style:family="table-column">
      <style:table-column-properties style:column-width="5.9486in"/>
    </style:style>
    <style:style style:name="Table5.B" style:family="table-column">
      <style:table-column-properties style:column-width="0.7965in"/>
    </style:style>
    <style:style style:name="Table5.1" style:family="table-row">
      <style:table-row-properties style:min-row-height="1.3153in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9493in" style:rel-column-width="58251*"/>
    </style:style>
    <style:style style:name="Table6.B" style:family="table-column">
      <style:table-column-properties style:column-width="0.7438in" style:rel-column-width="7284*"/>
    </style:style>
    <style:style style:name="Table6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472e" officeooo:paragraph-rsid="0013472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3472e" officeooo:paragraph-rsid="0013472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3472e" officeooo:paragraph-rsid="0013472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39436" officeooo:paragraph-rsid="0019705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97053" officeooo:paragraph-rsid="0019705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472e" officeooo:paragraph-rsid="0013472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97053"/>
    </style:style>
    <style:style style:name="P8" style:family="paragraph" style:parent-style-name="Standard">
      <style:text-properties officeooo:rsid="0015a60d" officeooo:paragraph-rsid="0015a60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9436" officeooo:paragraph-rsid="0019705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bbf8" officeooo:paragraph-rsid="001abbf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5f9c" officeooo:paragraph-rsid="0015bf11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rsid="0021b71a" officeooo:paragraph-rsid="0021b71a"/>
    </style:style>
    <style:style style:name="P13" style:family="paragraph" style:parent-style-name="Standard">
      <style:text-properties officeooo:paragraph-rsid="001e37e2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officeooo:paragraph-rsid="00197053"/>
    </style:style>
    <style:style style:name="P17" style:family="paragraph" style:parent-style-name="Standard">
      <style:text-properties officeooo:rsid="00228ea9" officeooo:paragraph-rsid="00228ea9"/>
    </style:style>
    <style:style style:name="P18" style:family="paragraph" style:parent-style-name="Standard">
      <style:paragraph-properties>
        <style:tab-stops>
          <style:tab-stop style:position="2.5728in"/>
        </style:tab-stops>
      </style:paragraph-properties>
      <style:text-properties officeooo:rsid="00228ea9" officeooo:paragraph-rsid="00228ea9"/>
    </style:style>
    <style:style style:name="P19" style:family="paragraph" style:parent-style-name="Standard">
      <style:text-properties fo:font-size="14pt" style:text-underline-style="solid" style:text-underline-width="auto" style:text-underline-color="font-color" officeooo:rsid="002454b7" officeooo:paragraph-rsid="002454b7" style:font-size-asian="12.25pt" style:font-size-complex="14pt"/>
    </style:style>
    <style:style style:name="P20" style:family="paragraph" style:parent-style-name="Standard">
      <style:text-properties fo:font-size="12pt" style:text-underline-style="none" officeooo:rsid="002454b7" officeooo:paragraph-rsid="002454b7" style:font-size-asian="10.5pt" style:font-size-complex="12pt"/>
    </style:style>
    <style:style style:name="T1" style:family="text">
      <style:text-properties officeooo:rsid="00137180"/>
    </style:style>
    <style:style style:name="T2" style:family="text">
      <style:text-properties officeooo:rsid="00139436"/>
    </style:style>
    <style:style style:name="T3" style:family="text">
      <style:text-properties officeooo:rsid="0017b070"/>
    </style:style>
    <style:style style:name="T4" style:family="text">
      <style:text-properties officeooo:rsid="00197053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style="italic" officeooo:rsid="0021b71a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1b71a"/>
    </style:style>
    <style:style style:name="T9" style:family="text">
      <style:text-properties style:text-position="0% 100%" officeooo:rsid="001e37e2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style:text-underline-style="solid" style:text-underline-width="auto" style:text-underline-color="font-color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style:text-position="super 58%" fo:font-style="italic" officeooo:rsid="001e37e2" style:font-style-asian="italic" style:font-style-complex="italic"/>
    </style:style>
    <style:style style:name="T15" style:family="text">
      <style:text-properties officeooo:rsid="001e37e2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e37e2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et 3</text:p>
      <text:p text:style-name="P1"/>
      <text:p text:style-name="P2">Konstantinos Zakkas</text:p>
      <text:p text:style-name="P2"/>
      <text:p text:style-name="P6">Problem 1, Stochastic dynamics in large but finite populations</text:p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<draw:frame draw:style-name="fr2" draw:name="Object3" text:anchor-type="as-char" svg:y="-0.2437in" svg:width="1.2098in" svg:height="0.3929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1.A1" office:value-type="string">
              <text:p text:style-name="P1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<draw:frame draw:style-name="fr2" draw:name="Object4" text:anchor-type="as-char" svg:y="-0.2437in" svg:width="1.3547in" svg:height="0.3929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2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8"/>
      <text:p text:style-name="P11">a) <text:span text:style-name="T1">Assuming that I+S=N, with N being a constant, we can eliminate the S </text:span><text:span text:style-name="T2">and find an equation for I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4"><draw:frame draw:style-name="fr2" draw:name="Object1" text:anchor-type="as-char" svg:y="-0.2181in" svg:width="0.6689in" svg:height="0.3764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3.A1" office:value-type="string">
              <text:p text:style-name="P15"/>
              <text:p text:style-name="P1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4"/>
      <text:p text:style-name="P9">Using <text:span text:style-name="T3">equation </text:span><text:span text:style-name="T4"><text:sequence-ref text:reference-format="text" text:ref-name="refText2">(3)</text:sequence-ref></text:span><text:span text:style-name="T4"><text:s/></text:span><text:span text:style-name="T3">with equation </text:span><text:span text:style-name="T3"><text:sequence-ref text:reference-format="text" text:ref-name="refText0">(1)</text:sequence-ref></text:span><text:span text:style-name="T3"><text:s/>we get</text:span></text:p>
      <text:p text:style-name="P4"/>
      <text:p text:style-name="P5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4"><draw:frame draw:style-name="fr2" draw:name="Object2" text:anchor-type="as-char" svg:y="-0.639in" svg:width="1.878in" svg:height="1.218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4.A1" office:value-type="string">
              <text:p text:style-name="P15"/>
              <text:p text:style-name="P15"/>
              <text:p text:style-name="P15"/>
              <text:p text:style-name="P15"/>
              <text:p text:style-name="P15"/>
              <text:p text:style-name="P16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/>
      <text:p text:style-name="P10">Then we solve the equation <draw:frame draw:style-name="fr2" draw:name="Object6" text:anchor-type="as-char" svg:y="-0.2437in" svg:width="1.5008in" svg:height="0.3929in" draw:z-index="5"><draw:object xlink:href="./Object 6" xlink:type="simple" xlink:show="embed" xlink:actuate="onLoad"/><draw:image xlink:href="./ObjectReplacements/Object 6" xlink:type="simple" xlink:show="embed" xlink:actuate="onLoad"/></draw:frame>to find the steady state <text:span text:style-name="T16">I</text:span><text:span text:style-name="T13">*</text:span>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4"><draw:frame draw:style-name="fr2" draw:name="Object5" text:anchor-type="as-char" svg:y="-0.639in" svg:width="1.1953in" svg:height="1.218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15"/>
              <text:p text:style-name="P15"/>
              <text:p text:style-name="P15"/>
              <text:p text:style-name="P15"/>
              <text:p text:style-name="P1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3"><text:span text:style-name="T15">So we get that </text:span><text:span text:style-name="T17">I</text:span><text:span text:style-name="T6">1</text:span><text:span text:style-name="T14">*</text:span><text:span text:style-name="T9">=0 </text:span><text:span text:style-name="T8">and</text:span><text:span text:style-name="T9"> by solving</text:span><text:span text:style-name="T15"><draw:frame draw:style-name="fr2" draw:name="Object7" text:anchor-type="as-char" svg:y="-0.2437in" svg:width="0.9693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able:table table:name="Table6" table:style-name="Table6">
        <table:table-column table:style-name="Table6.A"/>
        <table:table-column table:style-name="Table6.B"/>
        <table:table-header-rows>
          <text:soft-page-break/>
          <table:table-row>
            <table:table-cell table:style-name="Table6.A1" office:value-type="string">
              <text:p text:style-name="P14"><draw:frame draw:style-name="fr2" draw:name="Object8" text:anchor-type="as-char" svg:y="-1.2362in" svg:width="0.9693in" svg:height="2.412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6.A1" office:value-type="string"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/>
              <text:p text:style-name="P1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>We get <text:span text:style-name="T16">Ι</text:span><text:span text:style-name="T5">2</text:span><text:span text:style-name="T13">*</text:span><text:span text:style-name="T10">=</text:span><text:span text:style-name="T7"><draw:frame draw:style-name="fr2" draw:name="Object9" text:anchor-type="as-char" svg:y="-0.2339in" svg:width="0.7165in" svg:height="0.390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7"><text:span text:style-name="T7">Thus the infection will sustain ad infinitum in the model if </text:span><text:span text:style-name="T7"><draw:frame draw:style-name="fr2" draw:name="Object10" text:anchor-type="as-char" svg:y="-0.2437in" svg:width="0.4118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7">.</text:span></text:p>
      <text:p text:style-name="P17"><text:span text:style-name="T7"/></text:p>
      <text:p text:style-name="P18"><text:span text:style-name="T7"/></text:p>
      <text:p text:style-name="P19"><text:span text:style-name="T7">Problem 2, Population genetics</text:span></text:p>
      <text:p text:style-name="P19"><text:span text:style-name="T7"/></text:p>
      <text:p text:style-name="P20"><text:span text:style-name="T7">a) The number of SNPs is Poisson-distributed with rate </text:span><text:span text:style-name="T10">μTc</text:span></text:p>
      <text:p text:style-name="P20"><text:span text:style-name="T12"/></text:p>
      <text:p text:style-name="P20"><text:span text:style-name="T12"><draw:frame draw:style-name="fr1" draw:name="Object11" text:anchor-type="as-char" svg:y="-0.4228in" svg:width="1.5492in" svg:height="0.898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7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9:50:32.794056358</meta:creation-date>
    <dc:date>2021-03-08T23:39:54.610308429</dc:date>
    <meta:editing-duration>PT9H56M25S</meta:editing-duration>
    <meta:editing-cycles>13</meta:editing-cycles>
    <meta:generator>LibreOffice/6.4.6.2$Linux_X86_64 LibreOffice_project/40$Build-2</meta:generator>
    <meta:document-statistic meta:table-count="6" meta:image-count="0" meta:object-count="11" meta:page-count="2" meta:paragraph-count="24" meta:word-count="96" meta:character-count="504" meta:non-whitespace-character-count="42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I</mi>
              <mo stretchy="false">+</mo>
              <mi>S</mi>
            </mrow>
            <mo stretchy="false">=</mo>
            <mi>N</mi>
          </mrow>
        </mtd>
      </mtr>
      <mtr>
        <mtd>
          <mrow>
            <mi>S</mi>
            <mo stretchy="false">=</mo>
            <mrow>
              <mi>N</mi>
              <mo stretchy="false">−</mo>
              <mi>I</mi>
            </mrow>
          </mrow>
        </mtd>
      </mtr>
    </mtable>
    <annotation encoding="StarMath 5.0">I+S=N newline
S=N-I</annotation>
  </semantics>
</math>
</file>

<file path=Object 10/content.xml><?xml version="1.0" encoding="utf-8"?>
<math xmlns="http://www.w3.org/1998/Math/MathML" display="block">
  <semantics>
    <mrow>
      <mfrac>
        <mi>β</mi>
        <mi>α</mi>
      </mfrac>
      <mo stretchy="false">&gt;</mo>
      <mn>1</mn>
    </mrow>
    <annotation encoding="StarMath 5.0">{β} over {α}&gt;1 </annotation>
  </semantics>
</math>
</file>

<file path=Object 11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row>
                    <mi>S</mi>
                    <mo stretchy="false">=</mo>
                    <mi>j</mi>
                  </mrow>
                </mrow>
                <mo fence="true" stretchy="false">)</mo>
              </mrow>
              <mo stretchy="false">=</mo>
              <mfrac>
                <msup>
                  <mrow>
                    <mo fence="true" stretchy="false">(</mo>
                    <mrow>
                      <msub>
                        <mi mathvariant="italic">μT</mi>
                        <mi>c</mi>
                      </msub>
                    </mrow>
                    <mo fence="true" stretchy="false">)</mo>
                  </mrow>
                  <mi>j</mi>
                </msup>
                <mrow>
                  <mi>j</mi>
                  <mi>!</mi>
                </mrow>
              </mfrac>
            </mrow>
            <msup>
              <mi>e</mi>
              <mrow>
                <mo stretchy="false">−</mo>
                <msub>
                  <mi mathvariant="italic">μT</mi>
                  <mi>c</mi>
                </msub>
              </mrow>
            </msup>
          </mrow>
        </mtd>
      </mtr>
      <mtr>
        <mtd>
          <mrow>
            <mi mathvariant="italic">where</mi>
            <mtext> </mtext>
            <mrow>
              <msub>
                <mi>T</mi>
                <mi>c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sub>
                  <mi mathvariant="italic">jT</mi>
                  <mi>j</mi>
                </msub>
              </mrow>
            </mrow>
          </mrow>
        </mtd>
      </mtr>
    </mtable>
    <annotation encoding="StarMath 5.0">P( S=j )= {( μT_c )^j} over {j!}e^-μT_c newline
where" "T_c= sum from{j=2} to{n} jT_j   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frac>
                <mi mathvariant="italic">dI</mi>
                <mi mathvariant="italic">dt</mi>
              </mfrac>
              <mo stretchy="false">=</mo>
              <mfrac>
                <mi>α</mi>
                <mrow>
                  <mi>N</mi>
                  <mo stretchy="false">−</mo>
                  <mi>I</mi>
                  <mo stretchy="false">+</mo>
                  <mi>I</mi>
                </mrow>
              </mfrac>
            </mrow>
            <mrow>
              <mo fence="true" stretchy="false">(</mo>
              <mrow>
                <mrow>
                  <mi>N</mi>
                  <mo stretchy="false">−</mo>
                  <mi>I</mi>
                </mrow>
              </mrow>
              <mo fence="true" stretchy="false">)</mo>
            </mrow>
            <mrow>
              <mi>I</mi>
              <mo stretchy="false">−</mo>
              <mi mathvariant="italic">βI</mi>
            </mrow>
          </mrow>
        </mtd>
      </mtr>
      <mtr>
        <mtd>
          <mrow>
            <mrow>
              <mfrac>
                <mi mathvariant="italic">dI</mi>
                <mi mathvariant="italic">dt</mi>
              </mfrac>
              <mo stretchy="false">=</mo>
              <mrow>
                <mo fence="true" stretchy="false">(</mo>
                <mrow>
                  <mrow>
                    <mfrac>
                      <mi mathvariant="italic">αN</mi>
                      <mi>N</mi>
                    </mfrac>
                    <mo stretchy="false">−</mo>
                    <mfrac>
                      <mi mathvariant="italic">αI</mi>
                      <mi>N</mi>
                    </mfrac>
                  </mrow>
                </mrow>
                <mo fence="true" stretchy="false">)</mo>
              </mrow>
            </mrow>
            <mrow>
              <mi>I</mi>
              <mo stretchy="false">−</mo>
              <mi mathvariant="italic">βI</mi>
            </mrow>
          </mrow>
        </mtd>
      </mtr>
      <mtr>
        <mtd>
          <mrow>
            <mfrac>
              <mi mathvariant="italic">dI</mi>
              <mi mathvariant="italic">dt</mi>
            </mfrac>
            <mo stretchy="false">=</mo>
            <mrow>
              <mi mathvariant="italic">αI</mi>
              <mo stretchy="false">−</mo>
              <mfrac>
                <msup>
                  <mi mathvariant="italic">αI</mi>
                  <mn>2</mn>
                </msup>
                <mi>N</mi>
              </mfrac>
              <mo stretchy="false">−</mo>
              <mi mathvariant="italic">βI</mi>
            </mrow>
          </mrow>
        </mtd>
      </mtr>
    </mtable>
    <annotation encoding="StarMath 5.0">{dI} over {dt}={α} over {N-I+I}(N-I)I-βI newline
{dI} over {dt}=({αN} over {N}-{αI} over {N})I-βI newline
{dI} over {dt}=αI-{{αI^2} over {N}}-βI</annotation>
  </semantics>
</math>
</file>

<file path=Object 3/content.xml><?xml version="1.0" encoding="utf-8"?>
<math xmlns="http://www.w3.org/1998/Math/MathML" display="block">
  <semantics>
    <mrow>
      <mrow>
        <mfrac>
          <mi mathvariant="italic">dI</mi>
          <mi mathvariant="italic">dt</mi>
        </mfrac>
        <mo stretchy="false">=</mo>
        <mfrac>
          <mi>α</mi>
          <mrow>
            <mi>S</mi>
            <mo stretchy="false">+</mo>
            <mi>I</mi>
          </mrow>
        </mfrac>
      </mrow>
      <mrow>
        <mi mathvariant="italic">SI</mi>
        <mo stretchy="false">−</mo>
        <mi mathvariant="italic">βI</mi>
      </mrow>
    </mrow>
    <annotation encoding="StarMath 5.0">{dI} over {dt}={α} over {S+I}SI-βI</annotation>
  </semantics>
</math>
</file>

<file path=Object 4/content.xml><?xml version="1.0" encoding="utf-8"?>
<math xmlns="http://www.w3.org/1998/Math/MathML" display="block">
  <semantics>
    <mrow>
      <mrow>
        <mfrac>
          <mi mathvariant="italic">dS</mi>
          <mi mathvariant="italic">dt</mi>
        </mfrac>
        <mo stretchy="false">=</mo>
        <mrow>
          <mo stretchy="false">−</mo>
          <mfrac>
            <mi>α</mi>
            <mrow>
              <mi>S</mi>
              <mo stretchy="false">+</mo>
              <mi>I</mi>
            </mrow>
          </mfrac>
        </mrow>
      </mrow>
      <mrow>
        <mi mathvariant="italic">SI</mi>
        <mo stretchy="false">−</mo>
        <mi mathvariant="italic">βI</mi>
      </mrow>
    </mrow>
    <annotation encoding="StarMath 5.0">{dS} over {dt}=-{{α} over {S+I}}SI-βI</annotation>
  </semantics>
</math>
</file>

<file path=Object 5/content.xml><?xml version="1.0" encoding="utf-8"?>
<math xmlns="http://www.w3.org/1998/Math/MathML" display="block">
  <semantics>
    <mtable>
      <mtr>
        <mtd>
          <mrow>
            <mfrac>
              <mi mathvariant="italic">dI</mi>
              <mi mathvariant="italic">dt</mi>
            </mfrac>
            <mo stretchy="false">=</mo>
            <mn>0</mn>
          </mrow>
        </mtd>
      </mtr>
      <mtr>
        <mtd>
          <mrow>
            <mrow>
              <mi mathvariant="italic">αI</mi>
              <mo stretchy="false">−</mo>
              <mfrac>
                <msup>
                  <mi mathvariant="italic">αI</mi>
                  <mn>2</mn>
                </msup>
                <mi>N</mi>
              </mfrac>
              <mo stretchy="false">−</mo>
              <mi mathvariant="italic">βI</mi>
            </mrow>
            <mo stretchy="false">=</mo>
            <mn>0</mn>
          </mrow>
        </mtd>
      </mtr>
      <mtr>
        <mtd>
          <mrow>
            <mi>Ι</mi>
            <mrow>
              <mrow>
                <mo fence="true" stretchy="false">(</mo>
                <mrow>
                  <mrow>
                    <mi>α</mi>
                    <mo stretchy="false">−</mo>
                    <mfrac>
                      <mi mathvariant="italic">αΙ</mi>
                      <mi>N</mi>
                    </mfrac>
                    <mo stretchy="false">−</mo>
                    <mi>β</mi>
                  </mrow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{dI} over {dt}=0 newline
αI- {αI^2} over {N}-βI=0 newline
Ι(α-{αΙ} over {N}-β )=0</annotation>
  </semantics>
</math>
</file>

<file path=Object 6/content.xml><?xml version="1.0" encoding="utf-8"?>
<math xmlns="http://www.w3.org/1998/Math/MathML" display="block">
  <semantics>
    <mrow>
      <mrow>
        <mfrac>
          <mi mathvariant="italic">dI</mi>
          <mi mathvariant="italic">dt</mi>
        </mfrac>
        <mo stretchy="false">=</mo>
        <mi>f</mi>
      </mrow>
      <mrow>
        <mrow>
          <mo fence="true" stretchy="false">(</mo>
          <mrow>
            <mrow>
              <mi>α</mi>
              <mi>,</mi>
              <mi>β</mi>
              <mi>,</mi>
              <mi>Ν</mi>
              <mi>,</mi>
              <mi>Ι</mi>
            </mrow>
          </mrow>
          <mo fence="true" stretchy="false">)</mo>
        </mrow>
        <mo stretchy="false">=</mo>
        <mn>0</mn>
      </mrow>
    </mrow>
    <annotation encoding="StarMath 5.0">{dI} over{dt}=f( α,β,Ν,Ι )=0</annotation>
  </semantics>
</math>
</file>

<file path=Object 7/content.xml><?xml version="1.0" encoding="utf-8"?>
<math xmlns="http://www.w3.org/1998/Math/MathML" display="block">
  <semantics>
    <mrow>
      <mrow>
        <mi>α</mi>
        <mo stretchy="false">−</mo>
        <mfrac>
          <mi mathvariant="italic">αI</mi>
          <mi>N</mi>
        </mfrac>
        <mo stretchy="false">−</mo>
        <mi>b</mi>
      </mrow>
      <mo stretchy="false">=</mo>
      <mn>0</mn>
    </mrow>
    <annotation encoding="StarMath 5.0">α-{{αI}over{N}}-b=0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α</mi>
              <mo stretchy="false">−</mo>
              <mfrac>
                <mi mathvariant="italic">αI</mi>
                <mi>N</mi>
              </mfrac>
              <mo stretchy="false">−</mo>
              <mi>b</mi>
            </mrow>
            <mo stretchy="false">=</mo>
            <mn>0</mn>
          </mrow>
        </mtd>
      </mtr>
      <mtr>
        <mtd>
          <mrow>
            <mfrac>
              <mi mathvariant="italic">αI</mi>
              <mi>N</mi>
            </mfrac>
            <mo stretchy="false">=</mo>
            <mrow>
              <mi>α</mi>
              <mo stretchy="false">−</mo>
              <mi>β</mi>
            </mrow>
          </mrow>
        </mtd>
      </mtr>
      <mtr>
        <mtd>
          <mrow>
            <mi>I</mi>
            <mo stretchy="false">=</mo>
            <mfrac>
              <mrow>
                <mi>N</mi>
                <mrow>
                  <mo fence="true" stretchy="false">(</mo>
                  <mrow>
                    <mrow>
                      <mi>α</mi>
                      <mo stretchy="false">−</mo>
                      <mi>β</mi>
                    </mrow>
                  </mrow>
                  <mo fence="true" stretchy="false">)</mo>
                </mrow>
              </mrow>
              <mi>α</mi>
            </mfrac>
          </mrow>
        </mtd>
      </mtr>
      <mtr>
        <mtd>
          <mrow>
            <mi>I</mi>
            <mo stretchy="false">=</mo>
            <mfrac>
              <mrow>
                <mi mathvariant="italic">Nα</mi>
                <mo stretchy="false">−</mo>
                <mi mathvariant="italic">Νβ</mi>
              </mrow>
              <mi>α</mi>
            </mfrac>
          </mrow>
        </mtd>
      </mtr>
      <mtr>
        <mtd>
          <mrow>
            <mi>I</mi>
            <mo stretchy="false">=</mo>
            <mrow>
              <mi>N</mi>
              <mo stretchy="false">−</mo>
              <mfrac>
                <mi mathvariant="italic">Nβ</mi>
                <mi>a</mi>
              </mfrac>
            </mrow>
          </mrow>
        </mtd>
      </mtr>
      <mtr>
        <mtd>
          <mrow>
            <mrow>
              <mi>I</mi>
              <mo stretchy="false">=</mo>
              <mi>N</mi>
            </mrow>
            <mrow>
              <mo fence="true" stretchy="false">(</mo>
              <mrow>
                <mrow>
                  <mn>1</mn>
                  <mo stretchy="false">−</mo>
                  <mfrac>
                    <mi>β</mi>
                    <mi>a</mi>
                  </mfrac>
                </mrow>
              </mrow>
              <mo fence="true" stretchy="false">)</mo>
            </mrow>
          </mrow>
        </mtd>
      </mtr>
    </mtable>
    <annotation encoding="StarMath 5.0">α-{{αI}over{N}}-b=0 newline
{{αI}over{N}}=α-β newline
I={N(α-β)} over {α} newline
I={ Nα-Νβ }over {α } newline
I=N-{Nβ } over { a } newline
I=N( 1-{β} over {a} )</annotation>
  </semantics>
</math>
</file>

<file path=Object 9/content.xml><?xml version="1.0" encoding="utf-8"?>
<math xmlns="http://www.w3.org/1998/Math/MathML" display="block">
  <semantics>
    <mrow>
      <mi>N</mi>
      <mrow>
        <mo fence="true" stretchy="false">(</mo>
        <mrow>
          <mrow>
            <mn>1</mn>
            <mo stretchy="false">−</mo>
            <mfrac>
              <mi>β</mi>
              <mi>α</mi>
            </mfrac>
          </mrow>
        </mrow>
        <mo fence="true" stretchy="false">)</mo>
      </mrow>
    </mrow>
    <annotation encoding="StarMath 5.0">N(1- {β} over {α} )</annotation>
  </semantics>
</math>
</file>